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047fa7" style:font-size-asian="9pt" style:font-size-complex="9pt"/>
    </style:style>
    <style:style style:name="P2" style:family="paragraph" style:parent-style-name="Standard">
      <style:text-properties fo:font-size="9pt" officeooo:paragraph-rsid="0005ca72" style:font-size-asian="9pt" style:font-size-complex="9pt"/>
    </style:style>
    <style:style style:name="P3" style:family="paragraph" style:parent-style-name="Standard">
      <style:text-properties fo:font-size="9pt" fo:font-weight="normal" officeooo:paragraph-rsid="00047fa7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9pt" officeooo:paragraph-rsid="00047fa7" style:font-size-asian="9pt" style:font-size-complex="9pt"/>
    </style:style>
    <style:style style:name="P5" style:family="paragraph" style:parent-style-name="Standard">
      <style:text-properties fo:font-size="9pt" fo:font-weight="bold" officeooo:paragraph-rsid="0006deda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paragraph-rsid="0008510b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fo:font-weight="bold" officeooo:paragraph-rsid="000a68f6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fo:font-weight="bold" officeooo:paragraph-rsid="000ab65a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bold" officeooo:paragraph-rsid="000c38d5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9pt" fo:font-weight="bold" officeooo:paragraph-rsid="000e2948" style:font-size-asian="9pt" style:font-weight-asian="bold" style:font-size-complex="9pt" style:font-weight-complex="bold"/>
    </style:style>
    <style:style style:name="P11" style:family="paragraph" style:parent-style-name="Standard">
      <style:text-properties fo:font-size="9pt" fo:font-weight="bold" officeooo:paragraph-rsid="000e3bb3" style:font-size-asian="9pt" style:font-weight-asian="bold" style:font-size-complex="9pt" style:font-weight-complex="bold"/>
    </style:style>
    <style:style style:name="P12" style:family="paragraph" style:parent-style-name="Standard">
      <style:text-properties fo:font-size="9pt" fo:font-weight="bold" officeooo:paragraph-rsid="000f6674" style:font-size-asian="9pt" style:font-weight-asian="bold" style:font-size-complex="9pt" style:font-weight-complex="bold"/>
    </style:style>
    <style:style style:name="P13" style:family="paragraph" style:parent-style-name="Standard">
      <style:text-properties fo:font-size="9pt" fo:font-weight="bold" officeooo:paragraph-rsid="00101db3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CESS VS PROGRAM:<text:tab/><text:span text:style-name="T2">Process has Stack/Heap, pid, file descriptors, signal mask/dispositions</text:span></text:p>
      <text:p text:style-name="P1"><text:span text:style-name="T1"/></text:p>
      <text:p text:style-name="P1"><text:span text:style-name="T1">SIGNALS</text:span>: async, can happen at any time; handled by OS, handler defined by OS</text:p>
      <text:p text:style-name="P1"><text:tab/>SIGABRT, SIGFPE, SIGILL, SIGINT, SIGSEGV, SIGTERM, SIGKILL, SIGSTOP, SIGCONT</text:p>
      <text:p text:style-name="P1"><text:tab/>dispositions: ignore, catch or default</text:p>
      <text:p text:style-name="P2"><text:tab/>status: generated, pending or delivered</text:p>
      <text:p text:style-name="P1"><text:span text:style-name="T1">HANDLERS</text:span>: signal(SIGNO, (void)(*handler_fct_ptr));</text:p>
      <text:p text:style-name="P1"><text:tab/><text:span text:style-name="T1">should not</text:span><text:span text:style-name="T2"> <text:tab/>access global data structure, do buffered I/O, do anything with dynamic-alloc'd mem</text:span></text:p>
      <text:p text:style-name="P3"><text:tab/><text:tab/><text:tab/>edit threads (create/exit/join/cancel) (especially user-level)</text:p>
      <text:p text:style-name="P3"><text:tab/><text:tab/><text:tab/>(un)lock mutexes, can lead to deadlock (handlers can be invoked in threads, but won't know which one)</text:p>
      <text:p text:style-name="P1"><text:span text:style-name="T2"><text:tab/></text:span><text:span text:style-name="T1">should do<text:tab/></text:span><text:span text:style-name="T2">operations that will not interfere with whatever was interrupted</text:span></text:p>
      <text:p text:style-name="P3"><text:tab/><text:tab/><text:tab/>set/read global flags, or use local parameters</text:p>
      <text:p text:style-name="P3"><text:tab/><text:tab/><text:tab/>call reentrant functs, which can be interrupted mid-exec and then called again</text:p>
      <text:p text:style-name="P3"><text:tab/>int kill(PID_T PID, int signo); PID = -1 kills all, &lt;-1 is group ID</text:p>
      <text:p text:style-name="P3"><text:tab/>exiting from any thread will exit entire process, returning from main ends entire process</text:p>
      <text:p text:style-name="P1"><text:span text:style-name="T1">MULTIPROCESSING: </text:span><text:span text:style-name="T2">each process has two ID's, pid and ppid</text:span></text:p>
      <text:p text:style-name="P3"><text:tab/>pid_t fork() - <text:tab/>parent creates copy of itself, pid of child goes to parent, child return value == 0</text:p>
      <text:p text:style-name="P1"><text:span text:style-name="T2"><text:tab/><text:tab/></text:span><text:span text:style-name="T1"><text:tab/></text:span><text:span text:style-name="T2">return value is the only way to determine which process you're in</text:span></text:p>
      <text:p text:style-name="P3"><text:tab/><text:tab/><text:tab/>child has unique pid and address space</text:p>
      <text:p text:style-name="P3"><text:tab/><text:tab/><text:tab/>child shares a copy of parent memory, file descriptors/location, signal mask</text:p>
      <text:p text:style-name="P3"><text:tab/>pid_t wait(&amp;status) or pid_t waitpid(pid, &amp;status, 0) -<text:tab/>suspend until signal from child</text:p>
      <text:p text:style-name="P3"><text:tab/><text:tab/><text:tab/><text:tab/><text:tab/><text:tab/><text:tab/>wait for child to clean resources, or child will die claiming them</text:p>
      <text:p text:style-name="P3"><text:tab/>orphans -<text:tab/><text:tab/>child dies before parent</text:p>
      <text:p text:style-name="P3"><text:tab/>zombies - <text:tab/>killed process that still has entry in the process table</text:p>
      <text:p text:style-name="P3"><text:tab/>int execl(const char* pathname, const char* arg0... (char*) 0):<text:tab/>running process is completely replaced by exec'd process</text:p>
      <text:p text:style-name="P3"><text:tab/><text:tab/><text:tab/><text:tab/><text:tab/><text:tab/><text:tab/><text:tab/>same pid; data, heap/stack are replaced </text:p>
      <text:p text:style-name="P3"><text:tab/><text:tab/><text:tab/><text:tab/><text:tab/><text:tab/><text:tab/><text:tab/>still parent/child</text:p>
      <text:p text:style-name="P5">MULTITHREADING: <text:span text:style-name="T2">multiple threads/flows of control that exec concurrently (same address space), runable or suspended</text:span></text:p>
      <text:p text:style-name="P5"><text:span text:style-name="T2"><text:tab/><text:tab/>each has a unique thread context, ID, call stack, stack ptr, program counter, registers and errno</text:span></text:p>
      <text:p text:style-name="P6"><text:span text:style-name="T2"><text:tab/><text:tab/>all threads in a process share the address space of that process, threading is less costly because they run in parellel</text:span></text:p>
      <text:p text:style-name="P6"><text:span text:style-name="T2"><text:tab/><text:tab/>threads share resources in same address space, and they're cheaper for the OS to create, run and switch</text:span></text:p>
      <text:p text:style-name="P7"><text:span text:style-name="T2"><text:tab/><text:tab/>multithreading can use multiple processors</text:span></text:p>
      <text:p text:style-name="P7"><text:span text:style-name="T2"><text:tab/><text:tab/>TCB – thread control block, info in some hidden internal data structure<text:line-break/><text:tab/><text:tab/>forking has a clear parent, with threading, you just create a new thread</text:span></text:p>
      <text:p text:style-name="P5"><text:span text:style-name="T2"><text:tab/><text:tab/></text:span>int pthread_create(pthread_t*, pthread_attr_t*, void*(*)(void*), void *)<text:span text:style-name="T2"> – third arg is fct to start, last arg is args</text:span></text:p>
      <text:p text:style-name="P5"><text:span text:style-name="T2"><text:tab/><text:tab/></text:span>int pthread_join(tid, 0)<text:span text:style-name="T2"> – sync threads,reaps mem resources held by the terminated thread,caller waits/blocked for tid</text:span></text:p>
      <text:p text:style-name="P5"><text:span text:style-name="T2"><text:tab/><text:tab/></text:span>int pthread_detach(tid) –<text:span text:style-name="T2"> mem resources are freed upon termination, return value of detached thread goes away<text:line-break/><text:tab/><text:tab/></text:span>int sched_yield() <text:span text:style-name="T2">- stop the current thread, move to a random one</text:span></text:p>
      <text:p text:style-name="P5"><text:span text:style-name="T2"><text:tab/><text:tab/></text:span>int pthread_exit(void* thread_return)<text:span text:style-name="T2"> – exit a thread</text:span></text:p>
      <text:p text:style-name="P5"><text:span text:style-name="T2"><text:tab/><text:tab/></text:span>int pthread_cancel(tid) – <text:span text:style-name="T2">request that another thread terminate. Will join unless detached.</text:span></text:p>
      <text:p text:style-name="P6">USER/KERNEL <text:s/>THREADS: <text:span text:style-name="T2">user are processes that include a library that does thread scheduling, kernel is not done by instruction</text:span></text:p>
      <text:p text:style-name="P6"><text:span text:style-name="T2"><text:tab/>User-level – faster for CPU-intensive algos</text:span></text:p>
      <text:p text:style-name="P6"><text:span text:style-name="T2"><text:tab/>User-level – kernel is unaware of these threads; if one gets blocked, all get block, cannot use multiprocessors</text:span></text:p>
      <text:p text:style-name="P6"><text:span text:style-name="T2"><text:tab/>Kernel-level – one blocked does not mean all are, faster for I/O intensive algos, can use multiprocessors</text:span></text:p>
      <text:p text:style-name="P6"><text:span text:style-name="T2"><text:tab/>Kernel-level – generally slower, overhead involved in creating/destroying threads</text:span></text:p>
      <text:p text:style-name="P7">MUTEX: <text:span text:style-name="T2">mutual exclusion, protects critical sections from inconsistencies <text:tab/>pthread_mutex_t lock; </text:span></text:p>
      <text:p text:style-name="P7"><text:span text:style-name="T2"><text:tab/>Owner/TID/Queue of waiting threads</text:span></text:p>
      <text:p text:style-name="P7"><text:span text:style-name="T2"><text:tab/></text:span>int pthread_mutex_init(pthread_mutex_t*, const pthread_mutex_attr_t*) <text:span text:style-name="T2">- initial state is unlocked</text:span></text:p>
      <text:p text:style-name="P7"><text:span text:style-name="T2"><text:tab/></text:span>int pthread_mutex_destroy(pthread_mutex_t*) <text:span text:style-name="T2">- better be unlocked</text:span></text:p>
      <text:p text:style-name="P7"><text:span text:style-name="T2"><text:tab/></text:span>int pthread_mutex_lock(&amp;lock) –<text:span text:style-name="T2"> all other calls must wait until the thread owner releases (if locked, blocked &amp; placed in q)</text:span></text:p>
      <text:p text:style-name="P7"><text:span text:style-name="T2"><text:tab/></text:span>int pthread_mutex_unlock(&amp;lock)<text:span text:style-name="T2"> – if caller is not owner, return EPERM</text:span></text:p>
      <text:p text:style-name="P7"><text:span text:style-name="T2"><text:tab/></text:span>int pthread_mutex_trylock(&amp;lock)<text:span text:style-name="T2"> – returns EBUSY, if mutex is already locked without blocking threads</text:span></text:p>
      <text:p text:style-name="P7"><text:span text:style-name="T2"><text:tab/>thread queue should be FIFO or starvation occurs; do not kill threads because it might own a lock</text:span></text:p>
      <text:p text:style-name="P7"><text:span text:style-name="T2"><text:tab/></text:span>test &amp; set - <text:span text:style-name="T2"><text:s/>int test_and_set(int*flag){ int old = *flag; *flag = 1; return old;}</text:span></text:p>
      <text:p text:style-name="P7"><text:span text:style-name="T2"><text:tab/><text:tab/>sets the flag to locked, returns the old value</text:span></text:p>
      <text:p text:style-name="P7"><text:span text:style-name="T2"><text:tab/></text:span>producer/consumer<text:span text:style-name="T2"> – producer adds to buffer faster than it is consumed, producer may lose data or get stuck in lock waiting <text:tab/><text:tab/><text:tab/><text:tab/><text:tab/>for space; if buffer is empty, consumer will never unlock to let the consumer add data</text:span></text:p>
      <text:p text:style-name="P7"><text:span text:style-name="T2"><text:tab/><text:tab/><text:tab/><text:tab/>need to release mutex until problem is solved, then reaquire</text:span></text:p>
      <text:p text:style-name="P7">SEMAPHORES: <text:span text:style-name="T2">like mutex, but coutner instead of owner <text:tab/>sem_t sem<text:tab/>(Flag/Queue/Counter)</text:span></text:p>
      <text:p text:style-name="P7"><text:span text:style-name="T2"><text:tab/></text:span>int sem_init(sem_t*, int shared, unsigned int value)<text:span text:style-name="T2"> – second arg determines if in shared mem or not, last arg is counter</text:span></text:p>
      <text:p text:style-name="P7"><text:span text:style-name="T2"><text:tab/></text:span>int sem_wait(&amp;sem) –<text:span text:style-name="T2"> decrements/locks the semaphore</text:span></text:p>
      <text:p text:style-name="P7"><text:span text:style-name="T2"><text:tab/></text:span>int sem_post(&amp;sem) – <text:span text:style-name="T2">increments/unlocks the semaphore</text:span></text:p>
      <text:p text:style-name="P7"><text:span text:style-name="T2"><text:tab/></text:span>set_getvalue(&amp;sem, &amp;sval) –<text:span text:style-name="T2"> get semaphore value, sval == ptr to the int that contains the value of the semaphore</text:span></text:p>
      <text:p text:style-name="P7"><text:span text:style-name="T2"><text:tab/>easily broken – you can post and remove mutual exclusion</text:span></text:p>
      <text:p text:style-name="P7"><text:span text:style-name="T2"><text:tab/>if coutner == 1, sem === mutex</text:span></text:p>
      <text:p text:style-name="P8"><text:soft-page-break/></text:p>
      <text:p text:style-name="P8">CONDITION VARIABLES: <text:span text:style-name="T2">used for waiting – wait/signal/broadcast</text:span></text:p>
      <text:p text:style-name="P8"><text:span text:style-name="T2"><text:tab/>int pthread_cond_wait(pthread_cond_t*, mutex) – calling thread will wait on cond var, cannot resume exe until cond is signaled</text:span></text:p>
      <text:p text:style-name="P8"><text:span text:style-name="T2"><text:tab/>pthread_cond_signal(cond) – used to wake up any one thread waiting on cond</text:span></text:p>
      <text:p text:style-name="P8"><text:span text:style-name="T2"><text:tab/>pthread_cond_broadcast(cond) – wakes up all threads in blocking wait state</text:span></text:p>
      <text:p text:style-name="P8"><text:span text:style-name="T2"><text:tab/>init(cond,cond_attr_t)/destroy(cond) functions as well</text:span></text:p>
      <text:p text:style-name="P8"><text:span text:style-name="T2"><text:tab/>waiting for signals that never come is bad, which is why we wait &amp; unlock at the same time</text:span></text:p>
      <text:p text:style-name="P8"/>
      <text:p text:style-name="P8">SHARED MEMORY: <text:span text:style-name="T2">one process cannot reach into the address space of another, but you can set up shm that processes attach/detach to</text:span></text:p>
      <text:p text:style-name="P8"><text:span text:style-name="T2"><text:tab/>shm segments have lifetimes independent of any process; unless destroyed, live as long as the system is up</text:span></text:p>
      <text:p text:style-name="P8"><text:span text:style-name="T2"><text:tab/>files are stored in a tree-structured directory, shm segs are stored in a flat list</text:span></text:p>
      <text:p text:style-name="P8"><text:span text:style-name="T2"><text:tab/>shm segs have owners, access permissions; identified by numeric key</text:span></text:p>
      <text:p text:style-name="P8"><text:span text:style-name="T2"><text:tab/>cannot use ptrs or malloc'd data structures<text:tab/><text:tab/>ipcrm -m to remove shmseg</text:span></text:p>
      <text:p text:style-name="P8"><text:span text:style-name="T2"><text:tab/></text:span>ftok(&lt;pathname&gt;, &lt;nonzero number&gt;) - <text:span text:style-name="T2">returns key to shmseg; key = ftok(“file.c”, 123); use same file + # to get same key</text:span></text:p>
      <text:p text:style-name="P8"><text:span text:style-name="T2"><text:tab/></text:span>int shmget(&lt;key&gt;, &lt;size&gt;,&lt;flags&gt;) - <text:span text:style-name="T2">go create this shmseg, return shmid if you cannot return -1</text:span></text:p>
      <text:p text:style-name="P8"><text:span text:style-name="T2"><text:tab/><text:tab/><text:tab/>flags – 0666|IPC_CREAT|IPC_EXCL <text:tab/><text:tab/>CREAT creates a new seg, without it you just find the seg</text:span></text:p>
      <text:p text:style-name="P8"><text:span text:style-name="T2"><text:tab/></text:span>int shmat(&lt;shmid&gt;0,0) – <text:span text:style-name="T2">attach</text:span></text:p>
      <text:p text:style-name="P8"><text:span text:style-name="T2"><text:tab/></text:span>int shmdt(&lt;ptr returned by shmat) – <text:span text:style-name="T2">detach</text:span></text:p>
      <text:p text:style-name="P8"><text:span text:style-name="T2"><text:tab/></text:span>int shmctl(shmid, IPC_RMID, 0) – <text:span text:style-name="T2">destroy, get metadata using IPC_INFO</text:span></text:p>
      <text:p text:style-name="P8"><text:span text:style-name="T2"><text:tab/>second arg to mutex_init in multiprocessing must be PTHREAD_PROCESS_SHARED</text:span></text:p>
      <text:p text:style-name="P8"><text:span text:style-name="T2"><text:tab/>pthread_cond_attr_init(&amp;attr, PTHREAD_PROCESS_SHARED) -&gt; pthread_cond_init(&amp;cond,&amp;attr,0)</text:span></text:p>
      <text:p text:style-name="P9"><text:span text:style-name="T2"/></text:p>
      <text:p text:style-name="P9"><text:span text:style-name="T2">Remember: POSIX functions in signal handlers is a bad idea</text:span></text:p>
      <text:p text:style-name="P9"/>
      <text:p text:style-name="P9">DEADLOCK:<text:span text:style-name="T2"><text:tab/>circular waiting – each thread is waiting for the next thread (last waiting on first) to release a resource</text:span></text:p>
      <text:p text:style-name="P9"><text:span text:style-name="T2"><text:tab/><text:tab/>hold and wait - <text:s/>a process must be holding one resource while waiting for another resource held by someone else</text:span></text:p>
      <text:p text:style-name="P9"><text:span text:style-name="T2"><text:tab/><text:tab/>no one has preemption - <text:s/>resource cannot be taken away until the owner releases it<text:line-break/><text:tab/><text:tab/>mutual exclusion – one resource held in non-sharable mod, if anyone else wants it, it must wait for it to be released</text:span></text:p>
      <text:p text:style-name="P10"/>
      <text:p text:style-name="P10">PRIORITIES: <text:span text:style-name="T2">SCHED_OTHER<text:tab/>SCHED_BATCH<text:tab/>SCHED_IDLE (normal)<text:tab/>SCHED_FIFO<text:tab/>SCHED_RR (real time)</text:span></text:p>
      <text:p text:style-name="P10"><text:span text:style-name="T2"><text:tab/>static priority for normals is zero, 1-99 for rt (implementation supports up to 32)</text:span></text:p>
      <text:p text:style-name="P10"><text:span text:style-name="T2"><text:tab/>highest policy/priority number runs</text:span></text:p>
      <text:p text:style-name="P10"><text:span text:style-name="T2"><text:tab/>other is default, batch is for cpu intensive threads, idle is low priority </text:span></text:p>
      <text:p text:style-name="P10"><text:span text:style-name="T2"><text:tab/>fifo doesn't stop until done, if preempted, a thread is put at the front of the queue; if fifo, put at back</text:span></text:p>
      <text:p text:style-name="P10"><text:span text:style-name="T2"><text:tab/><text:tab/>fifo stops when preempted, blocked by IO request, or sched_yield() is called</text:span></text:p>
      <text:p text:style-name="P11"><text:span text:style-name="T2"><text:tab/>rr is like fifo but goes to front of queue when preempted, only runs for a certain times slice/quantum</text:span></text:p>
      <text:p text:style-name="P10"><text:span text:style-name="T2"><text:tab/><text:tab/>rr stops when preempted, blocked by IO, sched_yield() is called, time slice ended</text:span></text:p>
      <text:p text:style-name="P10"><text:span text:style-name="T2"><text:tab/>int sched_setscheduler(pid, policy_int, priority_struct); </text:span></text:p>
      <text:p text:style-name="P10"><text:span text:style-name="T2"><text:tab/>int pthread_setschedparam(...); takes 3 args, pthread, int for policy and ptr to struct with an int in it</text:span></text:p>
      <text:p text:style-name="P12"/>
      <text:p text:style-name="P13">SHELL SCRIPTING: <text:span text:style-name="T2">directly interpreted by shell, translated then exec'd</text:span></text:p>
      <text:p text:style-name="P13"><text:span text:style-name="T2"><text:tab/>uppercase: special to shell, lowercase: vars we can create<text:tab/><text:tab/>0 = T, !0 = F</text:span></text:p>
      <text:p text:style-name="P13"><text:span text:style-name="T2"><text:tab/>positional params -&gt; $1 first arg, $2 second arg</text:span></text:p>
      <text:p text:style-name="P13"><text:span text:style-name="T2"><text:tab/>blank – tab or space, name – an identifier, word – names of quoted strings</text:span></text:p>
      <text:p text:style-name="P13"><text:span text:style-name="T2"><text:tab/>parameters- a name or sequence of digits or:</text:span></text:p>
      <text:p text:style-name="P13"><text:span text:style-name="T2"><text:tab/><text:tab/>$* all of the cmd args (1 str)<text:tab/>$? return val of last command exec'd</text:span></text:p>
      <text:p text:style-name="P13"><text:span text:style-name="T2"><text:tab/><text:tab/>$@ all of the cmd args(1 str)<text:tab/>$- options apply to the shell</text:span></text:p>
      <text:p text:style-name="P13"><text:span text:style-name="T2"><text:tab/><text:tab/>$# number of cmd args<text:tab/>$$ pid of shell</text:span></text:p>
      <text:p text:style-name="P13"><text:span text:style-name="T2"><text:tab/>simple command – sequence of words separated by blanks</text:span></text:p>
      <text:p text:style-name="P13"><text:span text:style-name="T2"><text:tab/>redirection – stdin/stdout/stderr</text:span></text:p>
      <text:p text:style-name="P13"><text:span text:style-name="T2"><text:tab/><text:tab/>command &lt; in #input from file<text:tab/>command &gt; out #output to file, write</text:span></text:p>
      <text:p text:style-name="P13"><text:span text:style-name="T2"><text:tab/><text:tab/>command &gt;&gt; out #append to file<text:tab/>command 2&gt; out #send stderr to file</text:span></text:p>
      <text:p text:style-name="P13"><text:span text:style-name="T2"><text:tab/><text:tab/>1&gt;&amp;2<text:tab/>#send stderr to same place as stdout</text:span></text:p>
      <text:p text:style-name="P13"><text:span text:style-name="T2"><text:tab/><text:tab/>command &gt; xxx 1&gt;&amp;2 #stdout goes to xxx, stderr goes to where stdout goes</text:span></text:p>
      <text:p text:style-name="P13"><text:span text:style-name="T2"><text:tab/><text:tab/>command 1&gt;&amp;2 &gt; xxx #stderr goes to stderr, stdout goes to xxx</text:span></text:p>
      <text:p text:style-name="P13"><text:span text:style-name="T2"><text:tab/><text:tab/>grep search word &lt;filename&gt;</text:span></text:p>
      <text:p text:style-name="P13"><text:span text:style-name="T2"><text:tab/><text:tab/>for &lt;name&gt; in &lt;word&gt;; do ... done</text:span></text:p>
      <text:p text:style-name="P13"><text:span text:style-name="T2"><text:tab/><text:tab/>echo === print</text:span></text:p>
      <text:p text:style-name="P13"><text:span text:style-name="T2"><text:tab/><text:tab/>while &lt;list&gt;; do... done (or until)</text:span></text:p>
      <text:p text:style-name="P13"><text:span text:style-name="T2"><text:tab/><text:tab/>case $# in &lt;”switch statement”&gt; esac</text:span></text:p>
      <text:p text:style-name="P13"><text:span text:style-name="T2"><text:tab/><text:tab/>pipeline – a sequence of commands separated by bars, exit status is right most</text:span></text:p>
      <text:p text:style-name="P13"><text:span text:style-name="T2"><text:tab/><text:tab/>-d directory, -e exist, -f regular file, -s exist with size, -r read permissions, -w write, -x executable</text:span></text:p>
      <text:p text:style-name="P13"><text:span text:style-name="T2"><text:tab/><text:tab/>-nt newer than, -ot older than<text:tab/><text:tab/><text:tab/><text:tab/>: in a loop is true, [ ] is false <text:s/>if[-x $i]</text:span></text:p>
      <text:p text:style-name="P13"><text:span text:style-name="T2"><text:tab/><text:tab/>-sh invoke another shell<text:tab/><text:tab/><text:tab/><text:tab/>-n strlen &gt; 0, -z strlen == 0, =, != </text:span></text:p>
      <text:p text:style-name="P13"><text:span text:style-name="T2"><text:tab/><text:tab/>export makes var available to subshell<text:tab/><text:tab/><text:tab/>-eq, -ge, -gt, -lt, -le, -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onner</meta:initial-creator>
    <meta:creation-date>2014-05-12T14:47:57</meta:creation-date>
    <dc:date>2014-05-12T18:37:06</dc:date>
    <dc:creator>Eric Bronner</dc:creator>
    <meta:editing-duration>PT1H16M26S</meta:editing-duration>
    <meta:editing-cycles>12</meta:editing-cycles>
    <meta:generator>LibreOffice/4.0.4.2$Linux_X86_64 LibreOffice_project/400m0$Build-2</meta:generator>
    <meta:document-statistic meta:table-count="0" meta:image-count="0" meta:object-count="0" meta:page-count="2" meta:paragraph-count="119" meta:word-count="1435" meta:character-count="9410" meta:non-whitespace-character-count="7843"/>
  </office:meta>
</office:document-meta>
</file>